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516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2.8992in"/>
    </style:style>
    <style:style style:name="co6" style:family="table-column">
      <style:table-column-properties fo:break-before="auto" style:column-width="1.874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8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IM1</text:p>
          </table:table-cell>
          <table:table-cell/>
          <table:table-cell table:style-name="ce5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office:value-type="string">
            <text:p>Clock source</text:p>
          </table:table-cell>
          <table:table-cell table:style-name="ce3" office:value-type="string">
            <text:p>internal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Prescaler</text:p>
          </table:table-cell>
          <table:table-cell table:style-name="ce3" office:value-type="float" office:value="0">
            <text:p>0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Period</text:p>
          </table:table-cell>
          <table:table-cell table:style-name="ce3" office:value-type="float" office:value="65535">
            <text:p>65535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TIM2</text:p>
          </table:table-cell>
          <table:table-cell office:value-type="string">
            <text:p>(VCO calib)</text:p>
          </table:table-cell>
          <table:table-cell table:style-name="ce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CH1</text:p>
          </table:table-cell>
          <table:table-cell table:style-name="ce3" office:value-type="string">
            <text:p>IC direct mode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CH2</text:p>
          </table:table-cell>
          <table:table-cell table:style-name="ce3" office:value-type="string">
            <text:p>IC direct mode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TIM3</text:p>
          </table:table-cell>
          <table:table-cell office:value-type="string">
            <text:p>(LED PWM)</text:p>
          </table:table-cell>
          <table:table-cell table:style-name="ce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table:style-name="ce3" office:value-type="string">
            <text:p>PWM Generation CH1</text:p>
          </table:table-cell>
          <table:table-cell table:style-name="Default" office:value-type="string">
            <text:p>PA6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table:style-name="ce3" office:value-type="string">
            <text:p>PWM Generation CH2</text:p>
          </table:table-cell>
          <table:table-cell table:style-name="Default" office:value-type="string">
            <text:p>PC7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table:style-name="ce3" office:value-type="string">
            <text:p>PWM Generation CH3</text:p>
          </table:table-cell>
          <table:table-cell table:style-name="ce3" office:value-type="string">
            <text:p>PB0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I2C1</text:p>
          </table:table-cell>
          <table:table-cell office:value-type="string">
            <text:p>Std mode</text:p>
          </table:table-cell>
          <table:table-cell table:style-name="ce3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3" office:value-type="string">
            <text:p>PB9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office:value-type="string">
            <text:p>PB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USART1</text:p>
          </table:table-cell>
          <table:table-cell office:value-type="string">
            <text:p>(midi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B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B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S</text:p>
          </table:table-cell>
          <table:table-cell office:value-type="string">
            <text:p>(switches 1 and 2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W1</text:p>
          </table:table-cell>
          <table:table-cell office:value-type="string">
            <text:p>PC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2</text:p>
          </table:table-cell>
          <table:table-cell office:value-type="string">
            <text:p>PC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PI1</text:p>
          </table:table-cell>
          <table:table-cell office:value-type="string">
            <text:p>(dacBH2221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16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</text:p>
          </table:table-cell>
          <table:table-cell office:value-type="string">
            <text:p>PA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A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W NSS Out Signal</text:p>
          </table:table-cell>
          <table:table-cell office:value-type="string">
            <text:p>PA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PI2</text:p>
          </table:table-cell>
          <table:table-cell office:value-type="string">
            <text:p>(dacAD5644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8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</text:p>
          </table:table-cell>
          <table:table-cell office:value-type="string">
            <text:p>PB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C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W NSS Out Signal</text:p>
          </table:table-cell>
          <table:table-cell office:value-type="string">
            <text:p>PB12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10/25/2020</text:date>, <text:time>22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d Reynal</meta:initial-creator>
    <meta:creation-date>2020-03-25T20:27:26</meta:creation-date>
    <dc:date>2020-10-25T22:59:25</dc:date>
    <dc:creator>Syd Reynal</dc:creator>
    <meta:editing-duration>P1DT11H10M54S</meta:editing-duration>
    <meta:editing-cycles>38</meta:editing-cycles>
    <meta:generator>OpenOffice/4.1.6$Unix OpenOffice.org_project/416m1$Build-9790</meta:generator>
    <meta:document-statistic meta:table-count="3" meta:cell-count="67" meta:object-count="0"/>
  </office:meta>
</office:document-meta>
</file>